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order-bottom="1.3pt solid #000000" fo:background-color="#dedce6" style:text-align-source="fix" style:repeat-content="false" fo:border-left="0.06pt solid #000000" fo:border-right="0.06pt solid #000000" fo:border-top="1.3pt solid #000000"/>
      <style:paragraph-properties fo:text-align="center" fo:margin-left="0cm"/>
    </style:style>
    <style:style style:name="ce12" style:family="table-cell" style:parent-style-name="Default">
      <style:table-cell-properties fo:border-bottom="1.3pt solid #000000" fo:background-color="#ffff00" style:text-align-source="fix" style:repeat-content="false" fo:border-left="0.06pt solid #000000" fo:border-right="0.06pt solid #000000" fo:border-top="1.3pt solid #000000"/>
      <style:paragraph-properties fo:text-align="center" fo:margin-left="0cm"/>
    </style:style>
    <style:style style:name="ce13" style:family="table-cell" style:parent-style-name="Default">
      <style:table-cell-properties fo:border-bottom="1.3pt solid #000000" fo:background-color="#cccccc" style:text-align-source="fix" style:repeat-content="false" fo:border-left="0.06pt solid #000000" fo:border-right="0.06pt solid #000000" fo:border-top="1.3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Mediana = 6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style-name="ce1"/>
          <table:table-cell table:style-name="Default" office:value-type="string" calcext:value-type="string">
            <text:p>4-2=2</text:p>
          </table:table-cell>
          <table:table-cell table:number-columns-repeated="7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/>
          <table:table-cell office:value-type="string" calcext:value-type="string">
            <text:p>B(1) &lt; A(2) → Sim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/>
          <table:table-cell office:value-type="string" calcext:value-type="string">
            <text:p>A(1)&lt; B(2) → Sim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/>
          <table:table-cell office:value-type="string" calcext:value-type="string">
            <text:p>Chegamos à primeira metade correta</text:p>
          </table:table-cell>
          <table:table-cell table:style-name="ce4" table:number-columns-repeated="2"/>
          <table:table-cell table:style-name="ce1" table:number-columns-repeated="6"/>
          <table:table-cell/>
        </table:table-row>
        <table:table-row table:style-name="ro1">
          <table:table-cell table:style-name="ce1"/>
          <table:table-cell office:value-type="string" calcext:value-type="string">
            <text:p>Pegamos max(b(1),a(1)) + min(b(2),a(2))</text:p>
          </table:table-cell>
          <table:table-cell table:style-name="ce4" table:number-columns-repeated="2"/>
          <table:table-cell table:style-name="ce1" table:number-columns-repeated="6"/>
          <table:table-cell/>
        </table:table-row>
        <table:table-row table:style-name="ro1">
          <table:table-cell table:style-name="ce1"/>
          <table:table-cell/>
          <table:table-cell table:style-name="ce4" table:number-columns-repeated="2"/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Mediana = 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(1)&lt; B(2) → Nã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(1)&lt;a(2) → Sim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A(0)&lt;B(3) → Sim</text:p>
          </table:table-cell>
          <table:table-cell table:style-name="ce10"/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(2)&lt;A(1) → Sim</text:p>
          </table:table-cell>
          <table:table-cell table:style-name="ce10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Mediana = 3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(2) &lt; A(2) → Nã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ançamos A e retrocedemos 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(2) &lt; A(3) → Nã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ançamos A e retrocedemos 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(0)&lt;A(4) → Sim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(3)&lt;B(1) → Sim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Chegamos à metade corre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gamos max(b(0),a(3)) + min(b(1),a(4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 e 4 = 7 <text:s/>mediana = 3,5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Mediana =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(1)&lt;a(2) → Não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vançamos A e retrocedemos 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(0) &lt; A(3) → Não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vançamos A e retrocedemos 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INF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(-1) &lt; a(3) → Sim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(4) &gt; b(-1) → Sim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ediana = max(A(3),B(-1)) + min(a(4),b(0)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09:15:30.003456253</meta:creation-date>
    <dc:date>2021-08-17T17:12:50.804604476</dc:date>
    <meta:editing-duration>PT49M</meta:editing-duration>
    <meta:editing-cycles>2</meta:editing-cycles>
    <meta:generator>LibreOffice/6.4.7.2$Linux_X86_64 LibreOffice_project/40$Build-2</meta:generator>
    <meta:document-statistic meta:table-count="1" meta:cell-count="212" meta:object-count="0"/>
  </office:meta>
</office:document-meta>
</file>